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weight="normal"/>
    </style:style>
    <style:style style:name="P5" style:family="paragraph" style:parent-style-name="Text_20_body" style:list-style-name="L2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3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  <style:text-properties fo:font-weight="normal"/>
    </style:style>
    <style:style style:name="P10" style:family="paragraph" style:parent-style-name="Text_20_body" style:list-style-name="L4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bold" style:text-blinking="false" fo:background-color="transparent"/>
    </style:style>
    <style:style style:name="P11" style:family="paragraph" style:parent-style-name="Text_20_body" style:list-style-name="L5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bold" style:text-blinking="false" fo:background-color="transparent"/>
    </style:style>
    <style:style style:name="P12" style:family="paragraph" style:parent-style-name="Text_20_body" style:list-style-name="L6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bold" style:text-blinking="false" fo:background-color="transparent"/>
    </style:style>
    <style:style style:name="P13" style:family="paragraph" style:parent-style-name="Text_20_body" style:list-style-name="L7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bold" style:text-blinking="false" fo:background-color="transparent"/>
    </style:style>
    <style:style style:name="P14" style:family="paragraph" style:parent-style-name="Text_20_body" style:list-style-name="L8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bold" style:text-blinking="false" fo:background-color="transparent"/>
    </style:style>
    <style:style style:name="P15" style:family="paragraph" style:parent-style-name="Text_20_body" style:list-style-name="L9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bold" style:text-blinking="false" fo:background-color="transparent"/>
    </style:style>
    <style:style style:name="P16" style:family="paragraph" style:parent-style-name="Text_20_body">
      <style:paragraph-properties fo:margin-left="1.27cm" fo:margin-right="0cm" fo:margin-top="0cm" fo:margin-bottom="0cm" style:contextual-spacing="false" fo:line-height="138%" fo:text-indent="0cm" style:auto-text-indent="false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ff0000" loext:opacity="100%" style:text-line-through-style="none" style:text-line-through-type="none" style:font-name="Courier New" fo:font-size="11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font-name="Courier New" fo:font-size="11pt" fo:font-style="normal" style:text-underline-style="solid" style:text-underline-width="auto" style:text-underline-color="font-color" fo:font-weight="bold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solid" style:text-underline-type="double" style:text-underline-width="auto" style:text-underline-color="font-color" fo:font-weight="normal" officeooo:rsid="001997f0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normal" officeooo:rsid="001997f0" style:text-blinking="false" fo:background-color="transparent" loext:char-shading-value="0"/>
    </style:style>
    <style:style style:name="T9" style:family="text">
      <style:text-properties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f2046515-7fff-d061-6174-9a4d8484966c"/>Actividad 2.1</text:p>
      <text:p text:style-name="P1">Tema 2: Bases de Datos Relacionales</text:p>
      <text:p text:style-name="P1">Jhonal Roca</text:p>
      <text:p text:style-name="Text_20_body"/>
      <text:list text:style-name="L1">
        <text:list-item>
          <text:p text:style-name="P2">Definición formal de la relación cliente (Cabecera y cuerpo)</text:p>
        </text:list-item>
      </text:list>
      <text:p text:style-name="Text_20_body"/>
      <text:p text:style-name="P3">Cabecera</text:p>
      <text:p text:style-name="Text_20_body"/>
      <text:p text:style-name="P4"><text:span text:style-name="T1">CLIENETES </text:span><text:span text:style-name="T2">{(id: id_d), (nombre: nombre_d), (email: email_d), (nif: nif_d), (poblacion: poblacion_d), (sector: sector_d)}</text:span></text:p>
      <text:p text:style-name="Text_20_body"/>
      <text:p text:style-name="P3">Cuerpo</text:p>
      <text:p text:style-name="Text_20_body"/>
      <text:p text:style-name="P3">CLIENTES </text:p>
      <text:p text:style-name="P1">{(id: 1), (nombre:”Romero SL”), (email: “romerssl@gmail.com”), (nif: “B45678994”), (poblacion: “Valladolid”), (sector: “mueble”)},</text:p>
      <text:p text:style-name="Text_20_body"/>
      <text:p text:style-name="P1">{(id: 2), (nombre:”Ubrisur SL”), (email: “ubrisur@gmail.com”), (nif: “C123456123”), (poblacion: “Ubrique”), (sector: “Marroquineria”)},</text:p>
      <text:p text:style-name="Text_20_body"/>
      <text:p text:style-name="P1">{(id: 3), (nombre:”Valladeria SL”), (email: “valladeria@gmail.com”), (nif: “R123456987”), (poblacion: “Villamartin”), (sector: “Agricola”)},</text:p>
      <text:p text:style-name="Text_20_body"/>
      <text:p text:style-name="P1">{(id: 4), (nombre:”Romancero”), (email: “romancero@gmail.com”), (nif: “E123456123”), (poblacion: “Prado del Rey”), (sector: “Mueble”)}</text:p>
      <text:p text:style-name="Text_20_body"/>
      <text:list text:style-name="L2">
        <text:list-item>
          <text:p text:style-name="P5">Claves candidatas de ela relacion (Razona la respuesta)</text:p>
        </text:list-item>
      </text:list>
      <text:p text:style-name="P6">-Claves candidatas</text:p>
      <text:p text:style-name="Text_20_body"/>
      <text:p text:style-name="P7">- id: Valores de id identifican univocamente a cada tupla de la relacion, los valores no se repiten.</text:p>
      <text:p text:style-name="Text_20_body"/>
      <text:p text:style-name="P7">- nif: Valores de nif identifican univocamente a cada tupla de la relacion, los valores no se repiten y cada cliente tiene uno distinto.</text:p>
      <text:p text:style-name="Text_20_body"/>
      <text:p text:style-name="P7"><text:soft-page-break/>- email: Valores de email, se entiende email personal de la empresa, identifican univocamente cada elemento de la relacion, los valores no se repiten. Cada empresa tiene un email distinto.</text:p>
      <text:p text:style-name="Text_20_body"/>
      <text:list text:style-name="L3">
        <text:list-item>
          <text:p text:style-name="P8">Clave primaria de la relacion cliente</text:p>
        </text:list-item>
      </text:list>
      <text:p text:style-name="Text_20_body"/>
      <text:p text:style-name="P9"><text:span text:style-name="T1">- id:</text:span><text:span text:style-name="T3"> </text:span><text:span text:style-name="T2">Valor numerico, de menor tamaño que un string y es el adecuado para elegir como clave primaria. Mejora de rendimiento de los SGBDR. PRIMARY KEY</text:span></text:p>
      <text:list text:style-name="L4">
        <text:list-item>
          <text:p text:style-name="P10">Claves secundarias o alternativas</text:p>
        </text:list-item>
      </text:list>
      <text:p text:style-name="P9"><text:span text:style-name="T2">- </text:span><text:span text:style-name="T1">nif</text:span></text:p>
      <text:p text:style-name="P6">- email</text:p>
      <text:p text:style-name="Text_20_body"/>
      <text:p text:style-name="P1">He seleccionado id campo PRIMARY KEY, porr lo tanto nif y email pasan a ser claves secundarias. UNIQUE.</text:p>
      <text:p text:style-name="Text_20_body"/>
      <text:list text:style-name="L5">
        <text:list-item>
          <text:p text:style-name="P11">Añade una tupla valida</text:p>
        </text:list-item>
      </text:list>
      <text:p text:style-name="P7">{(id: 5), (nombre: “Pergolas Antonio SL”), (email: “pergolassl@gmail.com”), (nif: “h123456987”), (poblacion: “sevilla”), (sector: ”construccion”) }</text:p>
      <text:p text:style-name="Text_20_body"/>
      <text:list text:style-name="L6">
        <text:list-item>
          <text:p text:style-name="P12">Añade una tupla no valida para el modelo relacional</text:p>
        </text:list-item>
      </text:list>
      <text:p text:style-name="P9"><text:span text:style-name="T2">{(</text:span><text:span text:style-name="T4">id: 2</text:span><text:span text:style-name="T2">), (nombre: “Toldos SL”), (email: “Toldos@gmail.com”), (nif: “J123456987”), (poblacion: “malaga”), (sector: ”construccion”) }</text:span></text:p>
      <text:p text:style-name="Text_20_body"/>
      <text:p text:style-name="P7">Tupla no valida. El id ya existe, incumple la regla de la clave primaria del modelo reelacional, donde todos los valores han de ser unicos, cada valor identifica univocaente a cada una de las tuplas de la relacion.</text:p>
      <text:p text:style-name="Text_20_body"/>
      <text:p text:style-name="P1">- 2 </text:p>
      <text:p text:style-name="Text_20_body"/>
      <text:p text:style-name="P4"><text:span text:style-name="T2">{(id: 6), (nombre: “Toldos SL”), (email: “</text:span><text:span text:style-name="T4">valladeria@gmail.com</text:span><text:span text:style-name="T3">”</text:span><text:span text:style-name="T2">), (nif: “P123456987”), (poblacion: “malaga”), (sector: ”construccion”) }</text:span></text:p>
      <text:p text:style-name="Text_20_body"/>
      <text:p text:style-name="P1">Incumple las reglas del modelo relacional, puesto que email es clave secundaria y el valor introducido ya existe, es decidir, estaria repetido en otra tupla</text:p>
      <text:p text:style-name="Text_20_body"/>
      <text:p text:style-name="P1"><text:soft-page-break/>- 3</text:p>
      <text:p text:style-name="Text_20_body"/>
      <text:p text:style-name="P4"><text:span text:style-name="T2">{(id: 7), (nombre: “Carpinteria Roca SL”), (email: “carpinteroRoca@gmail.com”), (nif: “</text:span><text:span text:style-name="T4">P123456987</text:span><text:span text:style-name="T3">”</text:span><text:span text:style-name="T2">), (poblacion: “Madrid”), (sector: ”madera”) }</text:span></text:p>
      <text:p text:style-name="Text_20_body"/>
      <text:p text:style-name="P1">Aca pasa lo mismo que antes solo que con el nif, lo cual al ser clave secundaria y un atributo unico para cada tupla este se repite en 2.</text:p>
      <text:p text:style-name="Text_20_body"/>
      <text:p text:style-name="P1">- 4</text:p>
      <text:p text:style-name="Text_20_body"/>
      <text:p text:style-name="P4"><text:span text:style-name="T2">{(id: 8), (nombre: “pinturas Gonzalo”), (email: “pinturasGZ@gmail.com”), (nif: “Z123456987”), (poblacion: “</text:span><text:span text:style-name="T4">Madrid, sevilla</text:span><text:span text:style-name="T3">”</text:span><text:span text:style-name="T2">), (sector: ”pinturas”) }</text:span></text:p>
      <text:p text:style-name="Text_20_body"/>
      <text:p text:style-name="P1">Diferente caso de incumplimiento de las reglas del modelo relacional, no se puede añadir dos valores en un mismo atributo.</text:p>
      <text:p text:style-name="Text_20_body"/>
      <text:list text:style-name="L7">
        <text:list-item>
          <text:p text:style-name="P13">Añadee un nuevo atributo a la relacion clientes</text:p>
        </text:list-item>
      </text:list>
      <text:p text:style-name="Text_20_body"/>
      <text:p text:style-name="P3">Añadir atributo telefono:</text:p>
      <text:p text:style-name="Text_20_body"/>
      <text:p text:style-name="P3">Cabecera</text:p>
      <text:p text:style-name="Text_20_body"/>
      <text:p text:style-name="P4"><text:span text:style-name="T1">CLIENETES </text:span><text:span text:style-name="T2">{(id: id_d), (nombre: nombre_d), (email: email_d), (nif: nif_d), (poblacion: poblacion_d), (sector: sector_d), (telefono: telefono_d)}</text:span></text:p>
      <text:p text:style-name="Text_20_body"/>
      <text:p text:style-name="P3">Cuerpo</text:p>
      <text:p text:style-name="Text_20_body"/>
      <text:p text:style-name="P3">CLIENTES </text:p>
      <text:p text:style-name="P1">{(id: 1), (nombre:”Romero SL”), (email: “romerssl@gmail.com”), (nif: “B45678994”), (poblacion: “Valladolid”), (sector: “mueble”), (telefono: 672 556 56 65)},</text:p>
      <text:p text:style-name="Text_20_body"/>
      <text:p text:style-name="P1">{(id: 2), (nombre:”Ubrisur SL”), (email: “ubrisur@gmail.com”), (nif: “C123456123”), (poblacion: “Ubrique”), (sector: “Marroquineria”), (telefono: 87 635 62 73)},</text:p>
      <text:p text:style-name="Text_20_body"><text:soft-page-break/></text:p>
      <text:p text:style-name="P1">{(id: 3), (nombre:”Valladeria SL”), (email: “valladeria@gmail.com”), (nif: “R123456987”), (poblacion: “Villamartin”), (sector: “Agricola”), (telefono: 628 926 70 27)},</text:p>
      <text:p text:style-name="Text_20_body"/>
      <text:p text:style-name="P1">{(id: 4), (nombre:”Romancero”), (email: “romancero@gmail.com”), (nif: “E123456123”), (poblacion: “Prado del Rey”), (sector: “Mueble”), (telefono: 632 716 34 12)}</text:p>
      <text:p text:style-name="Text_20_body"/>
      <text:list text:style-name="L8">
        <text:list-item>
          <text:p text:style-name="P14">Clave ajena</text:p>
        </text:list-item>
      </text:list>
      <text:p text:style-name="Text_20_body"/>
      <text:p text:style-name="P7">No existen claves ajenas</text:p>
      <text:p text:style-name="P7">No existen atributos en los que sus valores hagan referencia a los valores de la clave principal de otras tablas.</text:p>
      <text:p text:style-name="Text_20_body"/>
      <text:list text:style-name="L9">
        <text:list-item>
          <text:p text:style-name="P15">Esquema relacional</text:p>
        </text:list-item>
      </text:list>
      <text:p text:style-name="Text_20_body"/>
      <text:p text:style-name="P16"><text:span text:style-name="T5">CLIENTES(</text:span><text:span text:style-name="T6">#id</text:span><text:span text:style-name="T5">, nombre, </text:span><text:span text:style-name="T7">email</text:span><text:span text:style-name="T8">, </text:span><text:span text:style-name="T7">nif</text:span><text:span text:style-name="T8">, poblacion, sector, </text:span><text:span text:style-name="T7">telefono</text:span><text:span text:style-name="T9"><text:line-break/><text:line-break/><text:line-break/><text:line-break/><text:line-break/>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8T10:18:00.815694700</meta:creation-date>
    <dc:date>2025-10-08T10:26:12.843010700</dc:date>
    <meta:editing-duration>PT8M13S</meta:editing-duration>
    <meta:editing-cycles>1</meta:editing-cycles>
    <meta:document-statistic meta:table-count="0" meta:image-count="0" meta:object-count="0" meta:page-count="4" meta:paragraph-count="52" meta:word-count="571" meta:character-count="4189" meta:non-whitespace-character-count="3668"/>
    <meta:generator>LibreOffice/25.8.1.1$Windows_X86_64 LibreOffice_project/54047653041915e595ad4e45cccea684809c77b5</meta:generator>
  </office:meta>
</office:document-meta>
</file>